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9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SEL</text:p>
          </table:table-cell>
          <table:table-cell office:value-type="string" table:style-name="ce1">
            <text:p>P_r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4]*[.D4]" table:style-name="ce2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2">
            <text:p>3,30E-0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2">
            <text:p>5,00E-08</text:p>
          </table:table-cell>
          <table:table-cell office:value-type="float" office:value="2.4999999999999999E-7" table:formula="of:=[.C5]*[.D5]" table:style-name="ce2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5]*[.E5]" table:style-name="ce2">
            <text:p>2,50E-07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2">
            <text:p>3,00E-04</text:p>
          </table:table-cell>
          <table:table-cell office:value-type="float" office:value="1.4999999999999998E-3" table:formula="of:=[.C7]*[.D7]" table:style-name="ce2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7]*[.E7]" table:style-name="ce2">
            <text:p>1,50E-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P3221 - Voltage_divider</text:p>
          </table:table-cell>
          <table:table-cell office:value-type="float" office:value="6" table:style-name="ce1">
            <text:p>6</text:p>
          </table:table-cell>
          <table:table-cell office:value-type="float" office:value="7.0588235294117649E-6" table:formula="of:=[.C8]/850000" table:style-name="ce2">
            <text:p>7,06E-06</text:p>
          </table:table-cell>
          <table:table-cell office:value-type="float" office:value="4.2352941176470591E-5" table:formula="of:=[.C8]*[.D8]" table:style-name="ce2">
            <text:p>4,24E-05</text:p>
          </table:table-cell>
          <table:table-cell office:value-type="float" office:value="2" table:style-name="ce1">
            <text:p>2</text:p>
          </table:table-cell>
          <table:table-cell office:value-type="float" office:value="8.4705882352941183E-5" table:formula="of:=[.F8]*[.E8]" table:style-name="ce2">
            <text:p>8,47E-0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P2989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2">
            <text:p>2,00E-03</text:p>
          </table:table-cell>
          <table:table-cell office:value-type="float" office:value="1.2E-2" table:formula="of:=[.C9]*[.D9]" table:style-name="ce2">
            <text:p>1,20E-02</text:p>
          </table:table-cell>
          <table:table-cell table:style-name="ce1"/>
          <table:table-cell office:value-type="float" office:value="0" table:formula="of:=[.F9]*[.E9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P2989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2">
            <text:p>6,00E-03</text:p>
          </table:table-cell>
          <table:table-cell office:value-type="float" office:value="3.6000000000000004E-2" table:formula="of:=[.C10]*[.D10]" table:style-name="ce2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10]*[.E10]" table:style-name="ce2">
            <text:p>3,6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2">
            <text:p>4,00E-03</text:p>
          </table:table-cell>
          <table:table-cell office:value-type="float" office:value="0.02" table:formula="of:=[.C11]*[.D11]" table:style-name="ce2">
            <text:p>2,00E-02</text:p>
          </table:table-cell>
          <table:table-cell table:style-name="ce1"/>
          <table:table-cell office:value-type="float" office:value="0" table:formula="of:=[.F11]*[.E11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2">
            <text:p>5,00E-03</text:p>
          </table:table-cell>
          <table:table-cell office:value-type="float" office:value="2.5000000000000001E-2" table:formula="of:=[.C12]*[.D12]" table:style-name="ce2">
            <text:p>2,50E-02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formula="of:=[.F12]*[.E12]" table:style-name="ce2">
            <text:p>2,50E-02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2">
            <text:p>2,00E-03</text:p>
          </table:table-cell>
          <table:table-cell office:value-type="float" office:value="0.01" table:formula="of:=[.C14]*[.D14]" table:style-name="ce2">
            <text:p>1,00E-02</text:p>
          </table:table-cell>
          <table:table-cell office:value-type="float" office:value="2" table:style-name="ce1">
            <text:p>2</text:p>
          </table:table-cell>
          <table:table-cell office:value-type="float" office:value="0.02" table:formula="of:=[.F14]*[.E14]" table:style-name="ce2">
            <text:p>2,0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2">
            <text:p>2,00E-06</text:p>
          </table:table-cell>
          <table:table-cell office:value-type="float" office:value="9.9999999999999991E-6" table:formula="of:=[.C15]*[.D15]" table:style-name="ce2">
            <text:p>1,00E-05</text:p>
          </table:table-cell>
          <table:table-cell table:style-name="ce1"/>
          <table:table-cell office:value-type="float" office:value="0" table:formula="of:=[.F15]*[.E15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2">
            <text:p>2,60E-03</text:p>
          </table:table-cell>
          <table:table-cell office:value-type="float" office:value="1.2999999999999999E-2" table:formula="of:=[.C16]*[.D16]" table:style-name="ce2">
            <text:p>1,30E-0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6.5000000000000002E-2" table:formula="of:=[.F16]*[.E16]" table:style-name="ce2">
            <text:p>6,5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2">
            <text:p>2,30E-03</text:p>
          </table:table-cell>
          <table:table-cell office:value-type="float" office:value="3.6799999999999999E-2" table:formula="of:=[.C17]*[.D17]" table:style-name="ce2">
            <text:p>3,68E-02</text:p>
          </table:table-cell>
          <table:table-cell office:value-type="float" office:value="2" table:style-name="ce1">
            <text:p>2</text:p>
          </table:table-cell>
          <table:table-cell office:value-type="float" office:value="7.3599999999999999E-2" table:formula="of:=[.F17]*[.E17]" table:style-name="ce2">
            <text:p>7,36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2">
            <text:p>6,30E-03</text:p>
          </table:table-cell>
          <table:table-cell office:value-type="float" office:value="3.15E-2" table:formula="of:=[.C18]*[.D18]" table:style-name="ce2">
            <text:p>3,15E-02</text:p>
          </table:table-cell>
          <table:table-cell table:style-name="ce1"/>
          <table:table-cell office:value-type="float" office:value="0" table:formula="of:=[.F18]*[.E18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converting</text:p>
          </table:table-cell>
          <table:table-cell office:value-type="float" office:value="5" table:style-name="ce1">
            <text:p>5</text:p>
          </table:table-cell>
          <table:table-cell office:value-type="float" office:value="1.0500000000000001E-2" table:style-name="ce2">
            <text:p>1,05E-02</text:p>
          </table:table-cell>
          <table:table-cell office:value-type="float" office:value="5.2500000000000005E-2" table:formula="of:=[.C19]*[.D19]" table:style-name="ce2">
            <text:p>5,25E-02</text:p>
          </table:table-cell>
          <table:table-cell table:style-name="ce1"/>
          <table:table-cell office:value-type="float" office:value="0" table:formula="of:=[.F19]*[.E19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2">
            <text:p>2,80E-03</text:p>
          </table:table-cell>
          <table:table-cell office:value-type="float" office:value="1.4E-2" table:formula="of:=[.C20]*[.D20]" table:style-name="ce2">
            <text:p>1,40E-02</text:p>
          </table:table-cell>
          <table:table-cell office:value-type="float" office:value="3" table:style-name="ce1">
            <text:p>3</text:p>
          </table:table-cell>
          <table:table-cell office:value-type="float" office:value="4.2000000000000003E-2" table:formula="of:=[.F20]*[.E20]" table:style-name="ce2">
            <text:p>4,2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2">
            <text:p>1,00E-05</text:p>
          </table:table-cell>
          <table:table-cell office:value-type="float" office:value="5.0000000000000002E-5" table:formula="of:=[.C21]*[.D21]" table:style-name="ce2">
            <text:p>5,00E-05</text:p>
          </table:table-cell>
          <table:table-cell table:style-name="ce1"/>
          <table:table-cell office:value-type="float" office:value="0" table:formula="of:=[.F21]*[.E21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2">
            <text:p>2,50E-04</text:p>
          </table:table-cell>
          <table:table-cell office:value-type="float" office:value="8.25E-4" table:formula="of:=[.C22]*[.D22]" table:style-name="ce2">
            <text:p>8,25E-04</text:p>
          </table:table-cell>
          <table:table-cell office:value-type="float" office:value="3" table:style-name="ce1">
            <text:p>3</text:p>
          </table:table-cell>
          <table:table-cell office:value-type="float" office:value="2.4749999999999998E-3" table:formula="of:=[.F22]*[.E22]" table:style-name="ce2">
            <text:p>2,48E-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23]*[.D23]" table:style-name="ce2">
            <text:p>3,30E-06</text:p>
          </table:table-cell>
          <table:table-cell table:style-name="ce1"/>
          <table:table-cell office:value-type="float" office:value="0" table:formula="of:=[.F23]*[.E23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1">
            <text:p>LSF0108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5" table:formula="of:=5*0.000005" table:style-name="ce1">
            <text:p>0,000025</text:p>
          </table:table-cell>
          <table:table-cell office:value-type="float" office:value="8.25E-5" table:formula="of:=[.C25]*[.D25]" table:style-name="ce2">
            <text:p>8,25E-05</text:p>
          </table:table-cell>
          <table:table-cell office:value-type="float" office:value="2" table:style-name="ce1">
            <text:p>2</text:p>
          </table:table-cell>
          <table:table-cell office:value-type="float" office:value="1.65E-4" table:formula="of:=[.F25]*[.E25]" table:style-name="ce2">
            <text:p>1,65E-0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NLAS4684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1E-4" table:style-name="ce2">
            <text:p>2,00E-04</text:p>
          </table:table-cell>
          <table:table-cell office:value-type="float" office:value="1E-3" table:formula="of:=[.C26]*[.D26]" table:style-name="ce2">
            <text:p>1,00E-03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1E-3" table:formula="of:=[.F26]*[.E26]" table:style-name="ce2">
            <text:p>7,00E-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HCT2G0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27]*[.D27]" table:style-name="ce2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27]*[.E27]" table:style-name="ce2">
            <text:p>3,30E-0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TC7WH</text:p>
          </table:table-cell>
          <table:table-cell office:value-type="float" office:value="3.3" table:style-name="ce1">
            <text:p>3,3</text:p>
          </table:table-cell>
          <table:table-cell office:value-type="float" office:value="1.9999999999999999E-6" table:style-name="ce2">
            <text:p>2,00E-06</text:p>
          </table:table-cell>
          <table:table-cell office:value-type="float" office:value="6.5999999999999995E-6" table:formula="of:=[.C28]*[.D28]" table:style-name="ce2">
            <text:p>6,60E-06</text:p>
          </table:table-cell>
          <table:table-cell office:value-type="float" office:value="1" table:style-name="ce1">
            <text:p>1</text:p>
          </table:table-cell>
          <table:table-cell office:value-type="float" office:value="6.5999999999999995E-6" table:formula="of:=[.F28]*[.E28]" table:style-name="ce2">
            <text:p>6,60E-06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float" office:value="0.272838155882353" table:formula="of:= SUM([.G4:.G28])" table:style-name="ce3">
            <text:p>0,273</text:p>
          </table:table-cell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1-23T13:22:30Z</meta:creation-date>
    <dc:date>2021-02-14T17:27:32Z</dc:date>
  </office:meta>
</office:document-meta>
</file>